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0pt" style:font-size-asian="10pt" style:font-size-complex="10pt"/>
    </style:style>
    <style:style style:name="P2" style:family="paragraph" style:parent-style-name="Standard" style:list-style-name="L1">
      <style:text-properties style:font-name="DejaVu Sans Mono" fo:font-size="10pt" style:font-size-asian="10pt" style:font-size-complex="10pt"/>
    </style:style>
    <style:style style:name="P3" style:family="paragraph" style:parent-style-name="Standard">
      <style:text-properties style:font-name="DejaVu Sans Mono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DejaVu Sans Mono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DejaVu Sans Mono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DejaVu Sans Mono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Standard">
      <style:text-properties style:font-name="DejaVu Sans Mono" fo:font-size="10pt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break-before="page"/>
      <style:text-properties style:font-name="DejaVu Sans Mono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388 Homework 5 <text:s/><text:tab/><text:tab/><text:tab/><text:tab/><text:tab/><text:tab/><text:tab/><text:tab/>Michael Busby</text:p>
      <text:p text:style-name="P3"/>
      <text:list xml:id="list30685516" text:style-name="L1">
        <text:list-item>
          <text:p text:style-name="P2">110011001100 / 111001 <text:s text:c="2"/>2s(111001) = 1000111</text:p>
          <text:p text:style-name="P2">3276 / 57</text:p>
        </text:list-item>
      </text:list>
      <text:p text:style-name="P4">a.</text:p>
      <text:p text:style-name="P1">E <text:s text:c="2"/>A <text:s text:c="5"/>Q </text:p>
      <text:p text:style-name="P1">0 110011 001100 : shift left</text:p>
      <text:p text:style-name="P1">1 100110 01100_ : sub B</text:p>
      <text:p text:style-name="P1">1 000111</text:p>
      <text:p text:style-name="P1">0 101101 01100_ : E=0, Qn=1</text:p>
      <text:p text:style-name="P1">0 101101 011001 : shift left</text:p>
      <text:p text:style-name="P1">1 011010 11001_ : sub B</text:p>
      <text:p text:style-name="P1">1 000111</text:p>
      <text:p text:style-name="P1">0 100001 11001_ : E=0, Qn=1</text:p>
      <text:p text:style-name="P1">0 100001 110011 : shift left</text:p>
      <text:p text:style-name="P1">1 000011 10011_ : sub B</text:p>
      <text:p text:style-name="P1">1 000111</text:p>
      <text:p text:style-name="P1">0 001010 10011_ : E=0, Qn=1</text:p>
      <text:p text:style-name="P1">0 001010 100111 : shift left</text:p>
      <text:p text:style-name="P1">0 010101 00111_ : sub B</text:p>
      <text:p text:style-name="P1">1 000111</text:p>
      <text:p text:style-name="P1">1 011100 00111_ : E=1, Qn=0</text:p>
      <text:p text:style-name="P1">0 111001<text:tab/> <text:s text:c="3"/>: restore A</text:p>
      <text:p text:style-name="P1">0 010101 001110 : shift left</text:p>
      <text:p text:style-name="P1">0 101010 01110_ : sub B</text:p>
      <text:p text:style-name="P1">1 000111</text:p>
      <text:p text:style-name="P1">1 110001 01110_ : E=1, Qn=0</text:p>
      <text:p text:style-name="P1">0 111001<text:tab/> <text:s text:c="3"/>: restore A</text:p>
      <text:p text:style-name="P1">0 101010 011100 : shift left</text:p>
      <text:p text:style-name="P1">1 010100 11100_ : sub B</text:p>
      <text:p text:style-name="P1">1 000111</text:p>
      <text:p text:style-name="P1">0 011011 11100_ : E=0, Qn=1</text:p>
      <text:p text:style-name="P1">0 011011 111001 : DONE</text:p>
      <text:p text:style-name="P1"><text:s text:c="4"/>R <text:s text:c="6"/>Q</text:p>
      <text:p text:style-name="P1"/>
      <text:p text:style-name="P1">110011001100 / 111001 = 111001 R 011011 (57 r 27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b.</text:p>
      <text:p text:style-name="P1">E <text:s text:c="3"/>A <text:s text:c="4"/>Q </text:p>
      <text:p text:style-name="P1">0 110011 001100 : shift left</text:p>
      <text:p text:style-name="P1">1 100110 01100_ : sub B</text:p>
      <text:p text:style-name="P1">1 000111</text:p>
      <text:p text:style-name="P1">0 101101 01100_ : E=0, Qn=1</text:p>
      <text:p text:style-name="P1">0 101101 011001 : shift left</text:p>
      <text:p text:style-name="P1">1 011010 11001_ : sub B</text:p>
      <text:p text:style-name="P1">1 000111</text:p>
      <text:p text:style-name="P1">0 100001 11001_ : E=0, Qn=1</text:p>
      <text:p text:style-name="P1">0 100001 110011 : shift left</text:p>
      <text:p text:style-name="P1">1 000011 10011_ : sub B</text:p>
      <text:p text:style-name="P1">1 000111</text:p>
      <text:p text:style-name="P1">0 001010 10011_ : E=0, Qn=1</text:p>
      <text:p text:style-name="P1">0 001010 100111 : shift left</text:p>
      <text:p text:style-name="P1">0 010101 00111_ : sub B</text:p>
      <text:p text:style-name="P1">1 000111</text:p>
      <text:p text:style-name="P1">1 011100 00111_ : E=1, Qn=0</text:p>
      <text:p text:style-name="P1">1 011100 001110 : shift left</text:p>
      <text:p text:style-name="P1">0 111000 01110_ : add B</text:p>
      <text:p text:style-name="P1">0 111001</text:p>
      <text:p text:style-name="P1">1 110001 01110_ : E=1, Qn=0</text:p>
      <text:p text:style-name="P1">1 110001 011100 : shift left</text:p>
      <text:p text:style-name="P1">1 100010 11100_ : add B</text:p>
      <text:p text:style-name="P1">0 111001</text:p>
      <text:p text:style-name="P1">0 011011 11100_ : E=0, Qn=1</text:p>
      <text:p text:style-name="P1">0 011011 111001 : DONE</text:p>
      <text:p text:style-name="P1"><text:s text:c="4"/>R <text:s text:c="5"/>Q</text:p>
      <text:p text:style-name="P1"/>
      <text:p text:style-name="P1">110011001100 / 111001 = 111001 R 011011 (57 r 27)</text:p>
      <text:list xml:id="list32705259" text:continue-numbering="true" text:style-name="L1">
        <text:list-header>
          <text:p text:style-name="P2"/>
        </text:list-header>
      </text:list>
      <text:p text:style-name="P1"/>
      <text:p text:style-name="P8"><text:span text:style-name="T3">2.a.</text:span></text:p>
      <text:p text:style-name="P1">0000001101 / 00101 <text:s text:c="2"/>2s(00101) = 111011</text:p>
      <text:p text:style-name="P1">E <text:s text:c="2"/>A <text:s text:c="5"/>Q </text:p>
      <text:p text:style-name="P1">0 00000 01101 : shift left</text:p>
      <text:p text:style-name="P1">0 00000 1101_ : sub B</text:p>
      <text:p text:style-name="P1">1 11011</text:p>
      <text:p text:style-name="P1">1 11011 1101_ : E=1, Qn=0</text:p>
      <text:p text:style-name="P1">0 00101 <text:s text:c="6"/>: restore A</text:p>
      <text:p text:style-name="P1">0 00000 11010 : shift left</text:p>
      <text:p text:style-name="P1">0 00001 1010_ : sub B</text:p>
      <text:p text:style-name="P1">1 11011</text:p>
      <text:p text:style-name="P1">1 11100 1010_ : E=1, Qn=0</text:p>
      <text:p text:style-name="P1">0 00101 <text:s text:c="6"/>: restore A</text:p>
      <text:p text:style-name="P1">0 00001 10100 : shift left</text:p>
      <text:p text:style-name="P1">0 00011 0100_ : sub B</text:p>
      <text:p text:style-name="P1">1 11011</text:p>
      <text:p text:style-name="P1">1 11110 0100_ : E=1, Qn=0</text:p>
      <text:p text:style-name="P1">0 00101 <text:s text:c="6"/>: restore A</text:p>
      <text:p text:style-name="P1">0 00011 01000 : shift left</text:p>
      <text:p text:style-name="P1">0 00110 1000_ : sub B</text:p>
      <text:p text:style-name="P1">1 11011</text:p>
      <text:p text:style-name="P1">0 00001 1000_ : E=0, Qn=1</text:p>
      <text:p text:style-name="P1">0 00001 10001 : shift left</text:p>
      <text:p text:style-name="P1">0 00011 0001_ : sub B</text:p>
      <text:p text:style-name="P1">1 11011</text:p>
      <text:p text:style-name="P1">1 11110 0001_ : E=1, Qn=0</text:p>
      <text:p text:style-name="P1">0 00101 <text:s text:c="6"/>: restore A</text:p>
      <text:p text:style-name="P1">0 00011 00010 : DONE</text:p>
      <text:p text:style-name="P1"><text:s text:c="4"/>R <text:s text:c="4"/>Q</text:p>
      <text:p text:style-name="P1">0000001101 / 00101 = 00010 R 00011 (13 / 5 = 2 R 3)</text:p>
      <text:p text:style-name="P1"/>
      <text:p text:style-name="P1">0000010001 / 00011 <text:s text:c="2"/>2s(00011) = 111101</text:p>
      <text:p text:style-name="P1">E <text:s text:c="2"/>A <text:s text:c="5"/>Q </text:p>
      <text:p text:style-name="P1">0 00000 10001 : shift left</text:p>
      <text:p text:style-name="P1">0 00001 0001_ : sub B</text:p>
      <text:p text:style-name="P1">1 11101</text:p>
      <text:p text:style-name="P1">1 11110 0001_ : E=1, Qn=0</text:p>
      <text:p text:style-name="P1">0 00011 <text:s text:c="6"/>: restore A</text:p>
      <text:p text:style-name="P1">0 00001 00010 : shift left</text:p>
      <text:p text:style-name="P1">0 00010 0010_ : sub B</text:p>
      <text:p text:style-name="P1">1 11101</text:p>
      <text:p text:style-name="P1">1 11111 0010_ : E=1, Qn=0</text:p>
      <text:p text:style-name="P1">0 00011 <text:s text:c="6"/>: restore A</text:p>
      <text:p text:style-name="P1">0 00010 00100 : shift left</text:p>
      <text:p text:style-name="P1">0 00100 0100_ : sub B</text:p>
      <text:p text:style-name="P1">1 11101</text:p>
      <text:p text:style-name="P1">0 00001 0100_ : E=0, Qn=1</text:p>
      <text:p text:style-name="P1">0 00001 01001 : shift left</text:p>
      <text:p text:style-name="P1">0 00010 1001_ : sub B</text:p>
      <text:p text:style-name="P1">1 11101</text:p>
      <text:p text:style-name="P1">1 11111 1001_ : E=1, Qn=0</text:p>
      <text:p text:style-name="P1">0 00011 <text:s text:c="6"/>: restore A</text:p>
      <text:p text:style-name="P1">0 00010 10010 : shift left</text:p>
      <text:p text:style-name="P1">0 00101 0010_ : sub B</text:p>
      <text:p text:style-name="P1">1 11101</text:p>
      <text:p text:style-name="P1">0 00010 0010_ : E=0, Qn=1</text:p>
      <text:p text:style-name="P1">0 00010 00101 : DONE</text:p>
      <text:p text:style-name="P1">0000010001 / 00011 = 00101 R 00010 (17 / 3 = 5 r 2)</text:p>
      <text:p text:style-name="P8"><text:span text:style-name="T3">2.b.</text:span></text:p>
      <text:p text:style-name="P1">0000001101 / 00101 <text:s text:c="2"/>2s(00101) = 111011</text:p>
      <text:p text:style-name="P1">E <text:s text:c="2"/>A <text:s text:c="5"/>Q </text:p>
      <text:p text:style-name="P1">0 00000 01101 : shift left</text:p>
      <text:p text:style-name="P1">0 00000 1101_ : sub B</text:p>
      <text:p text:style-name="P1">1 11011</text:p>
      <text:p text:style-name="P1">1 11011 1101_ : E=1, Qn=0</text:p>
      <text:p text:style-name="P1">1 11011 11010 : shift left</text:p>
      <text:p text:style-name="P1">1 10111 1010_ : add B</text:p>
      <text:p text:style-name="P1">0 00101</text:p>
      <text:p text:style-name="P1">1 11100 1010_ : E=1, Qn=0</text:p>
      <text:p text:style-name="P1">1 11100 10100 : shift left</text:p>
      <text:p text:style-name="P1">1 11001 0100_ : add B</text:p>
      <text:p text:style-name="P1">0 00101</text:p>
      <text:p text:style-name="P1">1 11110 0100_ : E=1, Qn=0</text:p>
      <text:p text:style-name="P1">1 11110 01000 : shift left</text:p>
      <text:p text:style-name="P1">1 11100 1000_ : add B</text:p>
      <text:p text:style-name="P1">0 00101</text:p>
      <text:p text:style-name="P1">0 00001 1000_ : E=0, Qn=1</text:p>
      <text:p text:style-name="P1">0 00001 10001 : shift left</text:p>
      <text:p text:style-name="P1">0 00011 0001_ : sub B</text:p>
      <text:p text:style-name="P1">1 11011</text:p>
      <text:p text:style-name="P1">1 11110 0001_ : E=1, Qn=0</text:p>
      <text:p text:style-name="P1">1 11110 00010 : restore A</text:p>
      <text:p text:style-name="P1">0 00101</text:p>
      <text:p text:style-name="P1">0 00011 00010 : DONE</text:p>
      <text:p text:style-name="P1"><text:s text:c="4"/>R <text:s text:c="4"/>Q</text:p>
      <text:p text:style-name="P1">0000001101 / 00101 = 00010 R 00011 (13 / 5 = 2 R 3)</text:p>
      <text:p text:style-name="P1"/>
      <text:p text:style-name="P1">0000010001 / 00011 <text:s text:c="2"/>2s(00011) = 111101</text:p>
      <text:p text:style-name="P1">E <text:s text:c="2"/>A <text:s text:c="5"/>Q </text:p>
      <text:p text:style-name="P1">0 00000 10001 : shift left</text:p>
      <text:p text:style-name="P1">0 00001 0001_ : sub B</text:p>
      <text:p text:style-name="P1">1 11101</text:p>
      <text:p text:style-name="P1">1 11110 0001_ : E=1, Qn=0</text:p>
      <text:p text:style-name="P1">1 11110 00010 : shift left</text:p>
      <text:p text:style-name="P1">1 11100 0010_ : add B</text:p>
      <text:p text:style-name="P1">0 00011</text:p>
      <text:p text:style-name="P1">1 11111 0010_ : E=1, Qn=0</text:p>
      <text:p text:style-name="P1">1 11111 00100 : shift left</text:p>
      <text:p text:style-name="P1">1 11110 0100_ : add B</text:p>
      <text:p text:style-name="P1">0 00011</text:p>
      <text:p text:style-name="P1">0 00001 0100_ : E=0, Qn=1</text:p>
      <text:p text:style-name="P1">0 00001 01001 : shift left</text:p>
      <text:p text:style-name="P1">0 00010 1001_ : sub B</text:p>
      <text:p text:style-name="P1">1 11101</text:p>
      <text:p text:style-name="P1">1 11111 1001_ : E=1, Qn=0</text:p>
      <text:p text:style-name="P1">1 11111 10010 : shift left</text:p>
      <text:p text:style-name="P1">1 11111 0010_ : add B</text:p>
      <text:p text:style-name="P1">0 00011</text:p>
      <text:p text:style-name="P1">0 00010 0010_ : E=1, Qn=1</text:p>
      <text:p text:style-name="P1">0 00010 00101 : DONE</text:p>
      <text:p text:style-name="P1">0000010001 / 00011 = 00101 R 00010 (17 / 3 = 5 r 2)</text:p>
      <text:p text:style-name="P1"/>
      <text:p text:style-name="P1"/>
      <text:p text:style-name="P1"/>
      <text:p text:style-name="P1"/>
      <text:p text:style-name="P1"/>
      <text:p text:style-name="P4"><text:soft-page-break/>3.a.</text:p>
      <text:p text:style-name="P4"><text:span text:style-name="T5">A = .000011001100 B= .011001 (204/4096 * 64/25) <text:s/>13056/102400 = 0.1275</text:span></text:p>
      <text:p text:style-name="P4"><text:span text:style-name="T5"/></text:p>
      <text:p text:style-name="P4"><text:span text:style-name="T5">Normalized B = .110010</text:span></text:p>
      <text:p text:style-name="P4"><text:span text:style-name="T5">~Normalized B = 1.001110</text:span></text:p>
      <text:p text:style-name="P4"><text:span text:style-name="T5">Adjusted AQ: .00011001100*</text:span></text:p>
      <text:p text:style-name="P4"><text:span text:style-name="T5"/></text:p>
      <text:p text:style-name="P4"><text:span text:style-name="T5">Rotate 0s on AQ: <text:s/>.110011 00*000</text:span></text:p>
      <text:p text:style-name="P4"><text:span text:style-name="T5">Subtract B <text:s text:c="4"/>: 1.001110</text:span></text:p>
      <text:p text:style-name="P4"><text:span text:style-name="T5">Positive result: 0.000001 00*000</text:span></text:p>
      <text:p text:style-name="P4"><text:span text:style-name="T5">lshift, q0=1 <text:s text:c="2"/>: <text:s/>.000010 0*0001</text:span></text:p>
      <text:p text:style-name="P4"><text:span text:style-name="T5">shift over 0s <text:s/>: <text:s/></text:span><text:span text:style-name="T4">.100</text:span><text:span text:style-name="T5">*00 </text:span><text:span text:style-name="T4">010000</text:span></text:p>
      <text:p text:style-name="P4"><text:span text:style-name="T5"><text:s text:c="20"/>R <text:s text:c="7"/>Q</text:span></text:p>
      <text:p text:style-name="P4"><text:span text:style-name="T5"/></text:p>
      <text:p text:style-name="P4">3.b.</text:p>
      <text:p text:style-name="P7">A = .0010110101 B= .01101</text:p>
      <text:p text:style-name="P7"/>
      <text:p text:style-name="P7">Normalized B = .11010</text:p>
      <text:p text:style-name="P7">~Normalized B = 1.00110</text:p>
      <text:p text:style-name="P7">Adjusted AQ: .010110101*</text:p>
      <text:p text:style-name="P7"/>
      <text:p text:style-name="P7">Rotate 0s on AQ: <text:s/>.10110 101*0</text:p>
      <text:p text:style-name="P7">Subtract B <text:s text:c="4"/>: 1.00110</text:p>
      <text:p text:style-name="P7">Negative result: 1.11100 101*0</text:p>
      <text:p text:style-name="P7"/>
      <text:p text:style-name="P7"/>
      <text:p text:style-name="P4">4.</text:p>
      <text:p text:style-name="P7">B= .1101 (0.8125) X0 = 1.0011 (1.1875)</text:p>
      <text:p text:style-name="P7">X1 = X0(2-BX0)</text:p>
      <text:p text:style-name="P7">BX0 = 0.1101</text:p>
      <text:p text:style-name="P5"><text:s text:c="6"/>1.0011</text:p>
      <text:p text:style-name="P7"><text:s text:c="6"/>0 1101</text:p>
      <text:p text:style-name="P7"><text:s text:c="5"/>01 101-</text:p>
      <text:p text:style-name="P7"><text:s/><text:span text:style-name="T2">0.1101 ---- </text:span></text:p>
      <text:p text:style-name="P7">=0.1111 0111 <text:s/>2s = 1.00001001</text:p>
      <text:p text:style-name="P7"/>
      <text:p text:style-name="P7"><text:s/>10.0000 0000</text:p>
      <text:p text:style-name="P7">+<text:span text:style-name="T2">11.0000 1001</text:span></text:p>
      <text:p text:style-name="P7"><text:s text:c="2"/>1.0000 1001</text:p>
      <text:p text:style-name="P5">x <text:s text:c="5"/>1.0011</text:p>
      <text:p text:style-name="P7"><text:s text:c="7"/>1.0011 = X1 (same as X0!)</text:p>
      <text:p text:style-name="P7">X3 = 1.001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20T10:56:30.38</meta:creation-date>
    <meta:document-statistic meta:table-count="0" meta:image-count="0" meta:object-count="0" meta:page-count="5" meta:paragraph-count="206" meta:word-count="992" meta:character-count="4429" meta:non-whitespace-character-count="3414"/>
    <dc:date>2011-10-20T12:58:18.27</dc:date>
    <meta:editing-duration>PT6M13S</meta:editing-duration>
    <meta:editing-cycles>1</meta:editing-cycles>
    <meta:generator>LibreOffice/3.4$Win32 LibreOffice_project/340m1$Build-302</meta:generator>
  </office:meta>
</office:document-meta>
</file>